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12%"/>
      <style:text-properties fo:font-size="10pt" fo:font-weight="bold"/>
    </style:style>
    <style:style style:name="P3" style:family="paragraph" style:parent-style-name="Text_20_body">
      <style:paragraph-properties fo:margin-top="0cm" fo:margin-bottom="0cm" loext:contextual-spacing="false" fo:line-height="112%"/>
      <style:text-properties fo:font-size="10pt"/>
    </style:style>
    <style:style style:name="P4" style:family="paragraph" style:parent-style-name="Text_20_body">
      <style:paragraph-properties fo:margin-top="0cm" fo:margin-bottom="0cm" loext:contextual-spacing="false" fo:line-height="112%" fo:text-align="center" style:justify-single-word="false"/>
      <style:text-properties fo:font-size="10pt"/>
    </style:style>
    <style:style style:name="P5" style:family="paragraph" style:parent-style-name="Text_20_body">
      <style:paragraph-properties fo:margin-top="0cm" fo:margin-bottom="0cm" loext:contextual-spacing="false" fo:line-height="112%"/>
    </style:style>
    <style:style style:name="P6" style:family="paragraph" style:parent-style-name="Text_20_body">
      <style:paragraph-properties fo:margin-left="0cm" fo:margin-right="0cm" fo:margin-top="0.132cm" fo:margin-bottom="0.397cm" loext:contextual-spacing="false" fo:line-height="112%" fo:text-indent="0cm" style:auto-text-indent="false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weight="bold"/>
    </style:style>
    <style:style style:name="T4" style:family="text">
      <style:text-properties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İŞ MAKİNESİ KİRALAMA SÖZLEŞMESİ    </text:p>
      <text:p text:style-name="P6"> </text:p>
      <text:p text:style-name="P2">SÖZLEŞME TARİHİ : ..…../……/……..   </text:p>
      <text:p text:style-name="P5"> <text:span text:style-name="T2">SÖZLEŞME KONUSU : …………………………………………………………...kiraya verilmesi.  </text:span></text:p>
      <text:p text:style-name="P3">Kiraya Veren :  </text:p>
      <text:p text:style-name="P3">Marka : ………………………… </text:p>
      <text:p text:style-name="P3">Tipi : …………………………... </text:p>
      <text:p text:style-name="P3">Model : ………………………...</text:p>
      <text:p text:style-name="P5"> <text:span text:style-name="T1">Tescil Plaka No : ……………… </text:span></text:p>
      <text:p text:style-name="P3">Şasi Seri No : …………………. </text:p>
      <text:p text:style-name="P3">Motor Seri No : ……………….        </text:p>
      <text:p text:style-name="P5"> <text:span text:style-name="T1">İşbu sözleşme ile </text:span><text:span text:style-name="T2">..........................................................................................................</text:span><text:span text:style-name="T1">ait olan ve yukarıda markası ve modeli belirtilen İŞ MAKİNESİ  …………………………………………………………………………………...................... kiraya verilmiştir.               </text:span></text:p>
      <text:p text:style-name="P5"> <text:span text:style-name="T1">Bu   sözleşmede  ……………………………………..   ( …………………….. )  olarak,</text:span></text:p>
      <text:p text:style-name="P5">………………………………………………………………………………… <text:span text:style-name="T1">ise (Müteahhit Firma) olarak anılacaktır.          </text:span></text:p>
      <text:p text:style-name="P2">SÖZLEŞME ŞARTLARI</text:p>
      <text:p text:style-name="P5">   <text:span text:style-name="T1">1.</text:span>       <text:span text:style-name="T1">İşbu sözleşme 2 (iki) sayfadan ibaret olup, 2 (iki) suret halinde düzenlenip, bir tanesi</text:span><text:span text:style-name="T2">............................................................................................................</text:span><text:span text:style-name="T1">diğeri de Müteahhit Firma’ya verilmiştir.  </text:span></text:p>
      <text:p text:style-name="P5"><text:span text:style-name="T1">2.</text:span>       <text:span text:style-name="T1">Kira müddeti ……/..…./….. tarihinden itibaren başlar. Ve ……./……/…… tarihinde biter.  </text:span></text:p>
      <text:p text:style-name="P5"><text:span text:style-name="T1">3.</text:span>       <text:span text:style-name="T1">Söz  Konusu  makinenin  aylık   kira   bedeli  …….……………............-YTL (……………………………YTL),’dir.</text:span></text:p>
      <text:p text:style-name="P3">(Aylık kira bedellerine KDV dahil değildir. Fatura kesildiğinde aylık kira bedeline KDV eklenecektir.)  </text:p>
      <text:p text:style-name="P5"><text:span text:style-name="T1">4.</text:span>       <text:span text:style-name="T1">Ödemeler:…………………………………………………………………………………………………………………………… </text:span></text:p>
      <text:p text:style-name="P5"> <text:span text:style-name="T1">5.</text:span>       <text:span text:style-name="T1">Sözkonusu makinenin günlük azami çalışma süresi ……… saattir. Bu sürenin üzerinde çalıştırılması durumunda ………………………………’nun mesai isteme hakkı doğar.   </text:span></text:p>
      <text:p text:style-name="P5"><text:span text:style-name="T1">6.</text:span>       <text:span text:style-name="T1">Sözkonusu makinenin aylığından 3 günü geçen arızalar dışında herhangi bir kesinti yapılamaz. Müteahhit firmanın işverememesi veya makine gün içerisinde ………..saatlik çalışma süresince</text:span></text:p>
      <text:p text:style-name="P3">iş verenden dolayı çalışmasa kira kesintisi yapılamaz. </text:p>
      <text:p text:style-name="P5"><text:span text:style-name="T1">7.</text:span>       <text:span text:style-name="T1">Makine ve operatörü ayda iki gün istirahat ve bakım hakkı vardır.      </text:span></text:p>
      <text:p text:style-name="P5"><text:span text:style-name="T1">8.</text:span>       <text:span text:style-name="T1">Söz konusu makinenin Müteahhit Firmanın şantiye adresine gidiş nakliye ücreti Müteahhit Firma  tarafından ödenecek, iş bitiminde makinenin geri dönüş nakliye ücreti ise ………………………… tarafından ödenecektir.</text:span></text:p>
      <text:p text:style-name="P3">Bundan sonra saha içerisinde yapılacak nakliyeler ise   Müteahhit Firma ödeyecektir. </text:p>
      <text:p text:style-name="P5"> <text:span text:style-name="T1">9.</text:span>       <text:span text:style-name="T1">Söz Konusu Makine çalışma sahasından (Aşağıda belirtilmiştir.) başka bir yere kesinlikle götürülmeyecek ve nakledilmeyecektir. </text:span></text:p>
      <text:p text:style-name="P5"><text:span text:style-name="T1">10.</text:span>   <text:span text:style-name="T1">Makinenin motorin ve yağ ,operatörünün ise yatma ve yemek gibi masrafları Müteahhit firmaya aittir. </text:span></text:p>
      <text:p text:style-name="P5"><text:span text:style-name="T1">11.</text:span>   <text:span text:style-name="T1">Makine tehlikeli bölgelerde gerekli güvenlik önlemleri alınmadan çalıştırılmayacaktır. Gerekli güvenlik önlemlerinin alınmaması nedeniyle makine veya operatörüne gelebilecek zararları Müteahhit Firma tazmin edecektir.  </text:span></text:p>
      <text:p text:style-name="P5"><text:span text:style-name="T1">12.</text:span>   <text:span text:style-name="T1">Yukarıda belirtilen ödemelerin zamanında yapılmaması durumunda söz konusu tutara aylık %10 gecikme zammı eklenir. </text:span></text:p>
      <text:p text:style-name="P5"> <text:span text:style-name="T1">13.</text:span>   <text:span text:style-name="T1">Bu sözleşmede itilaf doğması halinde …………....................................... mahkemeleri yetkilidir. </text:span></text:p>
      <text:p text:style-name="P5">           </text:p>
      <text:p text:style-name="P4">KİRALAYAN  ve  KİRAYA VEREN  FİRMA BİLGİLERİ</text:p>
      <text:p text:style-name="P5">   <text:span text:style-name="T4">KİRALAYAN FİRMA :      </text:span> </text:p>
      <text:p text:style-name="P3">ADRES:                 </text:p>
      <text:p text:style-name="P3">TELEFON :                 </text:p>
      <text:p text:style-name="P3">FİRMA YETKİLİSİ : </text:p>
      <text:p text:style-name="P3">VERGİ DAİRESİ :   </text:p>
      <text:p text:style-name="P3"><text:soft-page-break/>VERGİ NUMARASI :   </text:p>
      <text:p text:style-name="P5"><text:span text:style-name="T4">KİRAYA VEREN FİRMA :  </text:span> </text:p>
      <text:p text:style-name="P3">ADRES <text:span text:style-name="T3">:  </text:span></text:p>
      <text:p text:style-name="P3">TELEFON :                      </text:p>
      <text:p text:style-name="P5"> <text:span text:style-name="T1">FİRMA YETKİLİSİ :             </text:span></text:p>
      <text:p text:style-name="P5"> <text:span text:style-name="T1">VERGİ DAİRESİ :                   </text:span></text:p>
      <text:p text:style-name="P3">VERGİ NUMARASI :    </text:p>
      <text:p text:style-name="P5"> <text:span text:style-name="T1">ÇALIŞMA YERİ :  </text:span></text:p>
      <text:p text:style-name="P4">TARAFLAR</text:p>
      <text:p text:style-name="P1"> </text:p>
      <text:p text:style-name="P5">             <text:span text:style-name="T1">KİRALAYAN FİRMA                                                                KİRAYA VEREN FİRM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3:51:50.304629845</meta:creation-date>
    <dc:date>2019-10-15T13:52:20.017394570</dc:date>
    <meta:editing-duration>PT39S</meta:editing-duration>
    <meta:editing-cycles>1</meta:editing-cycles>
    <meta:document-statistic meta:table-count="0" meta:image-count="0" meta:object-count="0" meta:page-count="2" meta:paragraph-count="49" meta:word-count="346" meta:character-count="3298" meta:non-whitespace-character-count="2625"/>
    <meta:generator>LibreOffice/6.1.5.2$Linux_X86_64 LibreOffice_project/10$Build-2</meta:generator>
  </office:meta>
</office:document-meta>
</file>